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0.9783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3.5181in" svg:y="0.3843in">
            <draw:object draw:notify-on-update-of-ranges="Sheet1.L2:Sheet1.L8 Sheet1.K2:Sheet1.K2 Sheet1.A2:Sheet1.A8 Sheet1.K3:Sheet1.K3 Sheet1.A10:Sheet1.A12 Sheet1.K4:Sheet1.K4 Sheet1.A14:Sheet1.A18 Sheet1.K5:Sheet1.K5 Sheet1.A20:Sheet1.A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0.3406in" svg:y="0.3496in">
            <draw:object draw:notify-on-update-of-ranges="Sheet1.L2:Sheet1.L8 Sheet1.K2:Sheet1.K2 Sheet1.B2:Sheet1.B8 Sheet1.K3:Sheet1.K3 Sheet1.B10:Sheet1.B12 Sheet1.K4:Sheet1.K4 Sheet1.B14:Sheet1.B18 Sheet1.K5:Sheet1.K5 Sheet1.B20:Sheet1.B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5287in" svg:y="4.1874in">
            <draw:object draw:notify-on-update-of-ranges="Sheet1.L2:Sheet1.L8 Sheet1.K2:Sheet1.K2 Sheet1.C2:Sheet1.C8 Sheet1.K3:Sheet1.K3 Sheet1.C10:Sheet1.C12 Sheet1.K4:Sheet1.K4 Sheet1.C14:Sheet1.C18 Sheet1.K5:Sheet1.K5 Sheet1.C20:Sheet1.C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0.3472in" svg:y="4.1772in">
            <draw:object draw:notify-on-update-of-ranges="Sheet1.L2:Sheet1.L8 Sheet1.K2:Sheet1.K2 Sheet1.D2:Sheet1.D8 Sheet1.K3:Sheet1.K3 Sheet1.D10:Sheet1.D12 Sheet1.K4:Sheet1.K4 Sheet1.D14:Sheet1.D18 Sheet1.K5:Sheet1.K5 Sheet1.D20:Sheet1.D2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27.1437in" svg:y="0.4126in">
            <draw:object draw:notify-on-update-of-ranges="Sheet1.L2:Sheet1.L8 Sheet1.K2:Sheet1.K2 Sheet1.E2:Sheet1.E8 Sheet1.K3:Sheet1.K3 Sheet1.E10:Sheet1.E12 Sheet1.K4:Sheet1.K4 Sheet1.E14:Sheet1.E18 Sheet1.K5:Sheet1.K5 Sheet1.E20:Sheet1.E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27.2236in" svg:y="4.261in">
            <draw:object draw:notify-on-update-of-ranges="Sheet1.L2:Sheet1.L8 Sheet1.K2:Sheet1.K2 Sheet1.F2:Sheet1.F8 Sheet1.K3:Sheet1.K3 Sheet1.F10:Sheet1.F12 Sheet1.K4:Sheet1.K4 Sheet1.F14:Sheet1.F18 Sheet1.K5:Sheet1.K5 Sheet1.F20:Sheet1.F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3.587in" svg:y="8.0461in">
            <draw:object draw:notify-on-update-of-ranges="Sheet1.L2:Sheet1.L8 Sheet1.K2:Sheet1.K2 Sheet1.G2:Sheet1.G8 Sheet1.K3:Sheet1.K3 Sheet1.G10:Sheet1.G12 Sheet1.K4:Sheet1.K4 Sheet1.G14:Sheet1.G18 Sheet1.K5:Sheet1.K5 Sheet1.G20:Sheet1.G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20.6508in" svg:y="8.0461in">
            <draw:object draw:notify-on-update-of-ranges="Sheet1.L2:Sheet1.L8 Sheet1.K2:Sheet1.K2 Sheet1.H2:Sheet1.H8 Sheet1.K3:Sheet1.K3 Sheet1.H10:Sheet1.H12 Sheet1.K4:Sheet1.K4 Sheet1.H14:Sheet1.H18 Sheet1.K5:Sheet1.K5 Sheet1.H20:Sheet1.H2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7.3189in" svg:y="8.0709in">
            <draw:object draw:notify-on-update-of-ranges="Sheet1.L2:Sheet1.L8 Sheet1.K2:Sheet1.K2 Sheet1.I2:Sheet1.I8 Sheet1.K3:Sheet1.K3 Sheet1.I10:Sheet1.I12 Sheet1.K4:Sheet1.K4 Sheet1.I14:Sheet1.I18 Sheet1.K5:Sheet1.K5 Sheet1.I20:Sheet1.I2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CPLEX_MEAN_TIME</text:p>
          </table:table-cell>
          <table:table-cell office:value-type="string" calcext:value-type="string">
            <text:p>CPLEX_MEAN_OBJ</text:p>
          </table:table-cell>
          <table:table-cell office:value-type="string" calcext:value-type="string">
            <text:p>GEN_MEAN_TIME</text:p>
          </table:table-cell>
          <table:table-cell office:value-type="string" calcext:value-type="string">
            <text:p>GEN_MEAN_OBJ</text:p>
          </table:table-cell>
          <table:table-cell office:value-type="string" calcext:value-type="string">
            <text:p>MEAN_POP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STDDC</text:p>
          </table:table-cell>
          <table:table-cell office:value-type="string" calcext:value-type="string">
            <text:p>STDDM</text:p>
          </table:table-cell>
          <table:table-cell table:number-columns-repeated="3"/>
        </table:table-row>
        <table:table-row table:style-name="ro1">
          <table:table-cell office:value-type="float" office:value="0.0793969" calcext:value-type="float">
            <text:p>0.0793969</text:p>
          </table:table-cell>
          <table:table-cell office:value-type="float" office:value="2408.51" calcext:value-type="float">
            <text:p>2408.51</text:p>
          </table:table-cell>
          <table:table-cell office:value-type="float" office:value="0.0240833" calcext:value-type="float">
            <text:p>0.0240833</text:p>
          </table:table-cell>
          <table:table-cell office:value-type="float" office:value="2408.51" calcext:value-type="float">
            <text:p>2408.51</text:p>
          </table:table-cell>
          <table:table-cell office:value-type="float" office:value="27.3" calcext:value-type="float">
            <text:p>27.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280534" calcext:value-type="float">
            <text:p>0.0280534</text:p>
          </table:table-cell>
          <table:table-cell office:value-type="float" office:value="0.00641279" calcext:value-type="float">
            <text:p>0.00641279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22144" calcext:value-type="float">
            <text:p>0.522144</text:p>
          </table:table-cell>
          <table:table-cell office:value-type="float" office:value="3188.78" calcext:value-type="float">
            <text:p>3188.78</text:p>
          </table:table-cell>
          <table:table-cell office:value-type="float" office:value="0.151045" calcext:value-type="float">
            <text:p>0.151045</text:p>
          </table:table-cell>
          <table:table-cell office:value-type="float" office:value="3188.78" calcext:value-type="float">
            <text:p>3188.78</text:p>
          </table:table-cell>
          <table:table-cell office:value-type="float" office:value="70.5" calcext:value-type="float">
            <text:p>7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56869" calcext:value-type="float">
            <text:p>1.56869E-013</text:p>
          </table:table-cell>
          <table:table-cell office:value-type="float" office:value="0.219967" calcext:value-type="float">
            <text:p>0.219967</text:p>
          </table:table-cell>
          <table:table-cell office:value-type="float" office:value="0.028675" calcext:value-type="float">
            <text:p>0.028675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.28862" calcext:value-type="float">
            <text:p>2.28862</text:p>
          </table:table-cell>
          <table:table-cell office:value-type="float" office:value="3465.53" calcext:value-type="float">
            <text:p>3465.53</text:p>
          </table:table-cell>
          <table:table-cell office:value-type="float" office:value="0.546024" calcext:value-type="float">
            <text:p>0.546024</text:p>
          </table:table-cell>
          <table:table-cell office:value-type="float" office:value="3484.88" calcext:value-type="float">
            <text:p>3484.88</text:p>
          </table:table-cell>
          <table:table-cell office:value-type="float" office:value="128.1" calcext:value-type="float">
            <text:p>128.1</text:p>
          </table:table-cell>
          <table:table-cell office:value-type="float" office:value="40" calcext:value-type="float">
            <text:p>40</text:p>
          </table:table-cell>
          <table:table-cell office:value-type="float" office:value="0.558278" calcext:value-type="float">
            <text:p>0.558278</text:p>
          </table:table-cell>
          <table:table-cell office:value-type="float" office:value="0.902528" calcext:value-type="float">
            <text:p>0.902528</text:p>
          </table:table-cell>
          <table:table-cell office:value-type="float" office:value="0.1756" calcext:value-type="float">
            <text:p>0.1756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6882" calcext:value-type="float">
            <text:p>8.66882</text:p>
          </table:table-cell>
          <table:table-cell office:value-type="float" office:value="4063.41" calcext:value-type="float">
            <text:p>4063.41</text:p>
          </table:table-cell>
          <table:table-cell office:value-type="float" office:value="2.89189" calcext:value-type="float">
            <text:p>2.89189</text:p>
          </table:table-cell>
          <table:table-cell office:value-type="float" office:value="4075.58" calcext:value-type="float">
            <text:p>4075.58</text:p>
          </table:table-cell>
          <table:table-cell office:value-type="float" office:value="143.8" calcext:value-type="float">
            <text:p>143.8</text:p>
          </table:table-cell>
          <table:table-cell office:value-type="float" office:value="50" calcext:value-type="float">
            <text:p>50</text:p>
          </table:table-cell>
          <table:table-cell office:value-type="float" office:value="0.299295" calcext:value-type="float">
            <text:p>0.299295</text:p>
          </table:table-cell>
          <table:table-cell office:value-type="float" office:value="3.34733" calcext:value-type="float">
            <text:p>3.34733</text:p>
          </table:table-cell>
          <table:table-cell office:value-type="float" office:value="0.824077" calcext:value-type="float">
            <text:p>0.824077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.4141" calcext:value-type="float">
            <text:p>19.4141</text:p>
          </table:table-cell>
          <table:table-cell office:value-type="float" office:value="4513.28" calcext:value-type="float">
            <text:p>4513.28</text:p>
          </table:table-cell>
          <table:table-cell office:value-type="float" office:value="6.85443" calcext:value-type="float">
            <text:p>6.85443</text:p>
          </table:table-cell>
          <table:table-cell office:value-type="float" office:value="4626.4" calcext:value-type="float">
            <text:p>4626.4</text:p>
          </table:table-cell>
          <table:table-cell office:value-type="float" office:value="202.7" calcext:value-type="float">
            <text:p>202.7</text:p>
          </table:table-cell>
          <table:table-cell office:value-type="float" office:value="0" calcext:value-type="float">
            <text:p>0</text:p>
          </table:table-cell>
          <table:table-cell office:value-type="float" office:value="2.50629" calcext:value-type="float">
            <text:p>2.50629</text:p>
          </table:table-cell>
          <table:table-cell office:value-type="float" office:value="6.41429" calcext:value-type="float">
            <text:p>6.41429</text:p>
          </table:table-cell>
          <table:table-cell office:value-type="float" office:value="1.88871" calcext:value-type="float">
            <text:p>1.88871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.1998" calcext:value-type="float">
            <text:p>35.1998</text:p>
          </table:table-cell>
          <table:table-cell office:value-type="float" office:value="4880.14" calcext:value-type="float">
            <text:p>4880.14</text:p>
          </table:table-cell>
          <table:table-cell office:value-type="float" office:value="12.3446" calcext:value-type="float">
            <text:p>12.3446</text:p>
          </table:table-cell>
          <table:table-cell office:value-type="float" office:value="5060.06" calcext:value-type="float">
            <text:p>5060.06</text:p>
          </table:table-cell>
          <table:table-cell office:value-type="float" office:value="262.3" calcext:value-type="float">
            <text:p>262.3</text:p>
          </table:table-cell>
          <table:table-cell office:value-type="float" office:value="0" calcext:value-type="float">
            <text:p>0</text:p>
          </table:table-cell>
          <table:table-cell office:value-type="float" office:value="3.68671" calcext:value-type="float">
            <text:p>3.68671</text:p>
          </table:table-cell>
          <table:table-cell office:value-type="float" office:value="5.24864" calcext:value-type="float">
            <text:p>5.24864</text:p>
          </table:table-cell>
          <table:table-cell office:value-type="float" office:value="3.8455" calcext:value-type="float">
            <text:p>3.8455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8.959" calcext:value-type="float">
            <text:p>108.959</text:p>
          </table:table-cell>
          <table:table-cell office:value-type="float" office:value="5343.37" calcext:value-type="float">
            <text:p>5343.37</text:p>
          </table:table-cell>
          <table:table-cell office:value-type="float" office:value="17.2436" calcext:value-type="float">
            <text:p>17.2436</text:p>
          </table:table-cell>
          <table:table-cell office:value-type="float" office:value="5602.04" calcext:value-type="float">
            <text:p>5602.04</text:p>
          </table:table-cell>
          <table:table-cell office:value-type="float" office:value="270.1" calcext:value-type="float">
            <text:p>270.1</text:p>
          </table:table-cell>
          <table:table-cell office:value-type="float" office:value="0" calcext:value-type="float">
            <text:p>0</text:p>
          </table:table-cell>
          <table:table-cell office:value-type="float" office:value="4.84107" calcext:value-type="float">
            <text:p>4.84107</text:p>
          </table:table-cell>
          <table:table-cell office:value-type="float" office:value="41.8955" calcext:value-type="float">
            <text:p>41.8955</text:p>
          </table:table-cell>
          <table:table-cell office:value-type="float" office:value="5.08255" calcext:value-type="float">
            <text:p>5.08255</text:p>
          </table:table-cell>
          <table:table-cell table:number-columns-repeated="2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211225" calcext:value-type="float">
            <text:p>0.211225</text:p>
          </table:table-cell>
          <table:table-cell office:value-type="float" office:value="627.702" calcext:value-type="float">
            <text:p>627.702</text:p>
          </table:table-cell>
          <table:table-cell office:value-type="float" office:value="0.0259165" calcext:value-type="float">
            <text:p>0.0259165</text:p>
          </table:table-cell>
          <table:table-cell office:value-type="float" office:value="605.951" calcext:value-type="float">
            <text:p>605.951</text:p>
          </table:table-cell>
          <table:table-cell office:value-type="float" office:value="25.9" calcext:value-type="float">
            <text:p>25.9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-0.0000000000000346532" calcext:value-type="float">
            <text:p>-3.47E-014</text:p>
          </table:table-cell>
          <table:table-cell office:value-type="float" office:value="0.0961284" calcext:value-type="float">
            <text:p>0.0961284</text:p>
          </table:table-cell>
          <table:table-cell office:value-type="float" office:value="0.00639749" calcext:value-type="float">
            <text:p>0.00639749</text:p>
          </table:table-cell>
          <table:table-cell table:number-columns-repeated="3"/>
        </table:table-row>
        <table:table-row table:style-name="ro1">
          <table:table-cell office:value-type="float" office:value="4.45615" calcext:value-type="float">
            <text:p>4.45615</text:p>
          </table:table-cell>
          <table:table-cell office:value-type="float" office:value="710.702" calcext:value-type="float">
            <text:p>710.702</text:p>
          </table:table-cell>
          <table:table-cell office:value-type="float" office:value="0.177285" calcext:value-type="float">
            <text:p>0.177285</text:p>
          </table:table-cell>
          <table:table-cell office:value-type="float" office:value="710.702" calcext:value-type="float">
            <text:p>710.702</text:p>
          </table:table-cell>
          <table:table-cell office:value-type="float" office:value="70.6" calcext:value-type="float">
            <text:p>70.6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0319928" calcext:value-type="float">
            <text:p>3.19928E-014</text:p>
          </table:table-cell>
          <table:table-cell office:value-type="float" office:value="2.32324" calcext:value-type="float">
            <text:p>2.32324</text:p>
          </table:table-cell>
          <table:table-cell office:value-type="float" office:value="0.0501355" calcext:value-type="float">
            <text:p>0.0501355</text:p>
          </table:table-cell>
          <table:table-cell table:number-columns-repeated="3"/>
        </table:table-row>
        <table:table-row table:style-name="ro1">
          <table:table-cell office:value-type="float" office:value="98.6907" calcext:value-type="float">
            <text:p>98.6907</text:p>
          </table:table-cell>
          <table:table-cell office:value-type="float" office:value="766.5" calcext:value-type="float">
            <text:p>766.5</text:p>
          </table:table-cell>
          <table:table-cell office:value-type="float" office:value="0.678992" calcext:value-type="float">
            <text:p>0.678992</text:p>
          </table:table-cell>
          <table:table-cell office:value-type="float" office:value="767.663" calcext:value-type="float">
            <text:p>767.663</text:p>
          </table:table-cell>
          <table:table-cell office:value-type="float" office:value="133.9" calcext:value-type="float">
            <text:p>133.9</text:p>
          </table:table-cell>
          <table:table-cell office:value-type="float" office:value="30" calcext:value-type="float">
            <text:p>30</text:p>
          </table:table-cell>
          <table:table-cell office:value-type="float" office:value="0.151761" calcext:value-type="float">
            <text:p>0.151761</text:p>
          </table:table-cell>
          <table:table-cell office:value-type="float" office:value="97.7338" calcext:value-type="float">
            <text:p>97.7338</text:p>
          </table:table-cell>
          <table:table-cell office:value-type="float" office:value="0.152952" calcext:value-type="float">
            <text:p>0.15295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798222" calcext:value-type="float">
            <text:p>0.0798222</text:p>
          </table:table-cell>
          <table:table-cell office:value-type="float" office:value="1997.84" calcext:value-type="float">
            <text:p>1997.84</text:p>
          </table:table-cell>
          <table:table-cell office:value-type="float" office:value="0.0209123" calcext:value-type="float">
            <text:p>0.0209123</text:p>
          </table:table-cell>
          <table:table-cell office:value-type="float" office:value="1997.84" calcext:value-type="float">
            <text:p>1997.84</text:p>
          </table:table-cell>
          <table:table-cell office:value-type="float" office:value="23.5" calcext:value-type="float">
            <text:p>23.5</text:p>
          </table:table-cell>
          <table:table-cell office:value-type="float" office:value="100" calcext:value-type="float">
            <text:p>100</text:p>
          </table:table-cell>
          <table:table-cell office:value-type="float" office:value="-0.0000000000000341429" calcext:value-type="float">
            <text:p>-3.41429E-014</text:p>
          </table:table-cell>
          <table:table-cell office:value-type="float" office:value="0.024407" calcext:value-type="float">
            <text:p>0.024407</text:p>
          </table:table-cell>
          <table:table-cell office:value-type="float" office:value="0.00215464" calcext:value-type="float">
            <text:p>0.00215464</text:p>
          </table:table-cell>
          <table:table-cell table:number-columns-repeated="3"/>
        </table:table-row>
        <table:table-row table:style-name="ro1">
          <table:table-cell office:value-type="float" office:value="0.589863" calcext:value-type="float">
            <text:p>0.589863</text:p>
          </table:table-cell>
          <table:table-cell office:value-type="float" office:value="2334.68" calcext:value-type="float">
            <text:p>2334.68</text:p>
          </table:table-cell>
          <table:table-cell office:value-type="float" office:value="0.131998" calcext:value-type="float">
            <text:p>0.131998</text:p>
          </table:table-cell>
          <table:table-cell office:value-type="float" office:value="2335.94" calcext:value-type="float">
            <text:p>2335.94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0.0538679" calcext:value-type="float">
            <text:p>0.0538679</text:p>
          </table:table-cell>
          <table:table-cell office:value-type="float" office:value="0.168898" calcext:value-type="float">
            <text:p>0.168898</text:p>
          </table:table-cell>
          <table:table-cell office:value-type="float" office:value="0.0223585" calcext:value-type="float">
            <text:p>0.0223585</text:p>
          </table:table-cell>
          <table:table-cell table:number-columns-repeated="3"/>
        </table:table-row>
        <table:table-row table:style-name="ro1">
          <table:table-cell office:value-type="float" office:value="4.0303" calcext:value-type="float">
            <text:p>4.0303</text:p>
          </table:table-cell>
          <table:table-cell office:value-type="float" office:value="2584.43" calcext:value-type="float">
            <text:p>2584.43</text:p>
          </table:table-cell>
          <table:table-cell office:value-type="float" office:value="0.493111" calcext:value-type="float">
            <text:p>0.493111</text:p>
          </table:table-cell>
          <table:table-cell office:value-type="float" office:value="2595.25" calcext:value-type="float">
            <text:p>2595.25</text:p>
          </table:table-cell>
          <table:table-cell office:value-type="float" office:value="103.5" calcext:value-type="float">
            <text:p>103.5</text:p>
          </table:table-cell>
          <table:table-cell office:value-type="float" office:value="40" calcext:value-type="float">
            <text:p>40</text:p>
          </table:table-cell>
          <table:table-cell office:value-type="float" office:value="0.418819" calcext:value-type="float">
            <text:p>0.418819</text:p>
          </table:table-cell>
          <table:table-cell office:value-type="float" office:value="1.03105" calcext:value-type="float">
            <text:p>1.03105</text:p>
          </table:table-cell>
          <table:table-cell office:value-type="float" office:value="0.0778136" calcext:value-type="float">
            <text:p>0.0778136</text:p>
          </table:table-cell>
          <table:table-cell table:number-columns-repeated="3"/>
        </table:table-row>
        <table:table-row table:style-name="ro1">
          <table:table-cell office:value-type="float" office:value="10.5641" calcext:value-type="float">
            <text:p>10.5641</text:p>
          </table:table-cell>
          <table:table-cell office:value-type="float" office:value="2873.29" calcext:value-type="float">
            <text:p>2873.29</text:p>
          </table:table-cell>
          <table:table-cell office:value-type="float" office:value="3.25747" calcext:value-type="float">
            <text:p>3.25747</text:p>
          </table:table-cell>
          <table:table-cell office:value-type="float" office:value="2875.99" calcext:value-type="float">
            <text:p>2875.99</text:p>
          </table:table-cell>
          <table:table-cell office:value-type="float" office:value="158.1" calcext:value-type="float">
            <text:p>158.1</text:p>
          </table:table-cell>
          <table:table-cell office:value-type="float" office:value="50" calcext:value-type="float">
            <text:p>50</text:p>
          </table:table-cell>
          <table:table-cell office:value-type="float" office:value="0.094127" calcext:value-type="float">
            <text:p>0.094127</text:p>
          </table:table-cell>
          <table:table-cell office:value-type="float" office:value="3.04801" calcext:value-type="float">
            <text:p>3.04801</text:p>
          </table:table-cell>
          <table:table-cell office:value-type="float" office:value="0.81612" calcext:value-type="float">
            <text:p>0.81612</text:p>
          </table:table-cell>
          <table:table-cell table:number-columns-repeated="3"/>
        </table:table-row>
        <table:table-row table:style-name="ro1">
          <table:table-cell office:value-type="float" office:value="42.3352" calcext:value-type="float">
            <text:p>42.3352</text:p>
          </table:table-cell>
          <table:table-cell office:value-type="float" office:value="3073.36" calcext:value-type="float">
            <text:p>3073.36</text:p>
          </table:table-cell>
          <table:table-cell office:value-type="float" office:value="5.75706" calcext:value-type="float">
            <text:p>5.75706</text:p>
          </table:table-cell>
          <table:table-cell office:value-type="float" office:value="3124.48" calcext:value-type="float">
            <text:p>3124.48</text:p>
          </table:table-cell>
          <table:table-cell office:value-type="float" office:value="160.8" calcext:value-type="float">
            <text:p>160.8</text:p>
          </table:table-cell>
          <table:table-cell office:value-type="float" office:value="10" calcext:value-type="float">
            <text:p>10</text:p>
          </table:table-cell>
          <table:table-cell office:value-type="float" office:value="1.66347" calcext:value-type="float">
            <text:p>1.66347</text:p>
          </table:table-cell>
          <table:table-cell office:value-type="float" office:value="21.5724" calcext:value-type="float">
            <text:p>21.5724</text:p>
          </table:table-cell>
          <table:table-cell office:value-type="float" office:value="1.37947" calcext:value-type="float">
            <text:p>1.3794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709949" calcext:value-type="float">
            <text:p>0.0709949</text:p>
          </table:table-cell>
          <table:table-cell office:value-type="float" office:value="2380.9" calcext:value-type="float">
            <text:p>2380.9</text:p>
          </table:table-cell>
          <table:table-cell office:value-type="float" office:value="0.0173929" calcext:value-type="float">
            <text:p>0.0173929</text:p>
          </table:table-cell>
          <table:table-cell office:value-type="float" office:value="2380.9" calcext:value-type="float">
            <text:p>2380.9</text:p>
          </table:table-cell>
          <table:table-cell office:value-type="float" office:value="22.8" calcext:value-type="float">
            <text:p>22.8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257847" calcext:value-type="float">
            <text:p>2.57847E-012</text:p>
          </table:table-cell>
          <table:table-cell office:value-type="float" office:value="0.0335898" calcext:value-type="float">
            <text:p>0.0335898</text:p>
          </table:table-cell>
          <table:table-cell office:value-type="float" office:value="0.00240233" calcext:value-type="float">
            <text:p>0.00240233</text:p>
          </table:table-cell>
          <table:table-cell table:number-columns-repeated="3"/>
        </table:table-row>
        <table:table-row table:style-name="ro1">
          <table:table-cell office:value-type="float" office:value="0.240249" calcext:value-type="float">
            <text:p>0.240249</text:p>
          </table:table-cell>
          <table:table-cell office:value-type="float" office:value="2468.71" calcext:value-type="float">
            <text:p>2468.71</text:p>
          </table:table-cell>
          <table:table-cell office:value-type="float" office:value="0.0945264" calcext:value-type="float">
            <text:p>0.0945264</text:p>
          </table:table-cell>
          <table:table-cell office:value-type="float" office:value="2468.71" calcext:value-type="float">
            <text:p>2468.71</text:p>
          </table:table-cell>
          <table:table-cell office:value-type="float" office:value="49.7" calcext:value-type="float">
            <text:p>49.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946507" calcext:value-type="float">
            <text:p>0.0946507</text:p>
          </table:table-cell>
          <table:table-cell office:value-type="float" office:value="0.0107767" calcext:value-type="float">
            <text:p>0.0107767</text:p>
          </table:table-cell>
          <table:table-cell table:number-columns-repeated="3"/>
        </table:table-row>
        <table:table-row table:style-name="ro1">
          <table:table-cell office:value-type="float" office:value="1.05043" calcext:value-type="float">
            <text:p>1.05043</text:p>
          </table:table-cell>
          <table:table-cell office:value-type="float" office:value="2483.73" calcext:value-type="float">
            <text:p>2483.73</text:p>
          </table:table-cell>
          <table:table-cell office:value-type="float" office:value="0.315655" calcext:value-type="float">
            <text:p>0.315655</text:p>
          </table:table-cell>
          <table:table-cell office:value-type="float" office:value="2483.73" calcext:value-type="float">
            <text:p>2483.73</text:p>
          </table:table-cell>
          <table:table-cell office:value-type="float" office:value="89.9" calcext:value-type="float">
            <text:p>89.9</text:p>
          </table:table-cell>
          <table:table-cell office:value-type="float" office:value="100" calcext:value-type="float">
            <text:p>100</text:p>
          </table:table-cell>
          <table:table-cell office:value-type="float" office:value="-0.000000000000036618" calcext:value-type="float">
            <text:p>-3.6618E-014</text:p>
          </table:table-cell>
          <table:table-cell office:value-type="float" office:value="0.955996" calcext:value-type="float">
            <text:p>0.955996</text:p>
          </table:table-cell>
          <table:table-cell office:value-type="float" office:value="0.0334976" calcext:value-type="float">
            <text:p>0.0334976</text:p>
          </table:table-cell>
          <table:table-cell table:number-columns-repeated="3"/>
        </table:table-row>
        <table:table-row table:style-name="ro1">
          <table:table-cell office:value-type="float" office:value="2.78046" calcext:value-type="float">
            <text:p>2.78046</text:p>
          </table:table-cell>
          <table:table-cell office:value-type="float" office:value="2494.18" calcext:value-type="float">
            <text:p>2494.18</text:p>
          </table:table-cell>
          <table:table-cell office:value-type="float" office:value="1.6905" calcext:value-type="float">
            <text:p>1.6905</text:p>
          </table:table-cell>
          <table:table-cell office:value-type="float" office:value="2494.18" calcext:value-type="float">
            <text:p>2494.18</text:p>
          </table:table-cell>
          <table:table-cell office:value-type="float" office:value="117.7" calcext:value-type="float">
            <text:p>117.7</text:p>
          </table:table-cell>
          <table:table-cell office:value-type="float" office:value="100" calcext:value-type="float">
            <text:p>100</text:p>
          </table:table-cell>
          <table:table-cell office:value-type="float" office:value="-0.0000000000000364646" calcext:value-type="float">
            <text:p>-3.64646E-014</text:p>
          </table:table-cell>
          <table:table-cell office:value-type="float" office:value="1.3888" calcext:value-type="float">
            <text:p>1.3888</text:p>
          </table:table-cell>
          <table:table-cell office:value-type="float" office:value="0.280191" calcext:value-type="float">
            <text:p>0.280191</text:p>
          </table:table-cell>
          <table:table-cell table:number-columns-repeated="3"/>
        </table:table-row>
        <table:table-row table:style-name="ro1">
          <table:table-cell office:value-type="float" office:value="6.07008" calcext:value-type="float">
            <text:p>6.07008</text:p>
          </table:table-cell>
          <table:table-cell office:value-type="float" office:value="2498.22" calcext:value-type="float">
            <text:p>2498.22</text:p>
          </table:table-cell>
          <table:table-cell office:value-type="float" office:value="3.84673" calcext:value-type="float">
            <text:p>3.84673</text:p>
          </table:table-cell>
          <table:table-cell office:value-type="float" office:value="2498.22" calcext:value-type="float">
            <text:p>2498.22</text:p>
          </table:table-cell>
          <table:table-cell office:value-type="float" office:value="162.7" calcext:value-type="float">
            <text:p>162.7</text:p>
          </table:table-cell>
          <table:table-cell office:value-type="float" office:value="100" calcext:value-type="float">
            <text:p>100</text:p>
          </table:table-cell>
          <table:table-cell office:value-type="float" office:value="-0.0000000000000546087" calcext:value-type="float">
            <text:p>-5.46087E-014</text:p>
          </table:table-cell>
          <table:table-cell office:value-type="float" office:value="2.58975" calcext:value-type="float">
            <text:p>2.58975</text:p>
          </table:table-cell>
          <table:table-cell office:value-type="float" office:value="1.16388" calcext:value-type="float">
            <text:p>1.16388</text:p>
          </table:table-cell>
          <table:table-cell table:number-columns-repeated="3"/>
        </table:table-row>
        <table:table-row table:style-name="ro1">
          <table:table-cell office:value-type="float" office:value="11.1153" calcext:value-type="float">
            <text:p>11.1153</text:p>
          </table:table-cell>
          <table:table-cell office:value-type="float" office:value="2499.41" calcext:value-type="float">
            <text:p>2499.41</text:p>
          </table:table-cell>
          <table:table-cell office:value-type="float" office:value="6.54252" calcext:value-type="float">
            <text:p>6.54252</text:p>
          </table:table-cell>
          <table:table-cell office:value-type="float" office:value="2500.08" calcext:value-type="float">
            <text:p>2500.08</text:p>
          </table:table-cell>
          <table:table-cell office:value-type="float" office:value="194.6" calcext:value-type="float">
            <text:p>194.6</text:p>
          </table:table-cell>
          <table:table-cell office:value-type="float" office:value="90" calcext:value-type="float">
            <text:p>90</text:p>
          </table:table-cell>
          <table:table-cell office:value-type="float" office:value="0.0265498" calcext:value-type="float">
            <text:p>0.0265498</text:p>
          </table:table-cell>
          <table:table-cell office:value-type="float" office:value="6.73052" calcext:value-type="float">
            <text:p>6.73052</text:p>
          </table:table-cell>
          <table:table-cell office:value-type="float" office:value="1.08555" calcext:value-type="float">
            <text:p>1.08555</text:p>
          </table:table-cell>
          <table:table-cell table:number-columns-repeated="3"/>
        </table:table-row>
        <table:table-row table:style-name="ro1">
          <table:table-cell office:value-type="float" office:value="30.2864" calcext:value-type="float">
            <text:p>30.2864</text:p>
          </table:table-cell>
          <table:table-cell office:value-type="float" office:value="2502.48" calcext:value-type="float">
            <text:p>2502.48</text:p>
          </table:table-cell>
          <table:table-cell office:value-type="float" office:value="9.54433" calcext:value-type="float">
            <text:p>9.54433</text:p>
          </table:table-cell>
          <table:table-cell office:value-type="float" office:value="2508.02" calcext:value-type="float">
            <text:p>2508.02</text:p>
          </table:table-cell>
          <table:table-cell office:value-type="float" office:value="216.9" calcext:value-type="float">
            <text:p>216.9</text:p>
          </table:table-cell>
          <table:table-cell office:value-type="float" office:value="50" calcext:value-type="float">
            <text:p>50</text:p>
          </table:table-cell>
          <table:table-cell office:value-type="float" office:value="0.221466" calcext:value-type="float">
            <text:p>0.221466</text:p>
          </table:table-cell>
          <table:table-cell office:value-type="float" office:value="24.7805" calcext:value-type="float">
            <text:p>24.7805</text:p>
          </table:table-cell>
          <table:table-cell office:value-type="float" office:value="2.45316" calcext:value-type="float">
            <text:p>2.4531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96.047" calcext:value-type="float">
            <text:p>496.047</text:p>
          </table:table-cell>
          <table:table-cell office:value-type="float" office:value="6023.59" calcext:value-type="float">
            <text:p>6023.59</text:p>
          </table:table-cell>
          <table:table-cell office:value-type="float" office:value="58.2395" calcext:value-type="float">
            <text:p>58.2395</text:p>
          </table:table-cell>
          <table:table-cell office:value-type="float" office:value="6576.51" calcext:value-type="float">
            <text:p>6576.51</text:p>
          </table:table-cell>
          <table:table-cell office:value-type="float" office:value="398.333" calcext:value-type="float">
            <text:p>398.333</text:p>
          </table:table-cell>
          <table:table-cell office:value-type="float" office:value="0" calcext:value-type="float">
            <text:p>0</text:p>
          </table:table-cell>
          <table:table-cell office:value-type="float" office:value="9.17913" calcext:value-type="float">
            <text:p>9.17913</text:p>
          </table:table-cell>
          <table:table-cell office:value-type="float" office:value="187.542" calcext:value-type="float">
            <text:p>187.542</text:p>
          </table:table-cell>
          <table:table-cell office:value-type="float" office:value="7.13627" calcext:value-type="float">
            <text:p>7.1362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I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 style:data-style-name="N2" text:time-value="10:48:43.214438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13:27:42.809387456</meta:creation-date>
    <dc:date>2014-09-08T14:43:31.751293031</dc:date>
    <meta:editing-duration>PT6H52M52S</meta:editing-duration>
    <meta:editing-cycles>7</meta:editing-cycles>
    <meta:generator>LibreOffice/4.2.6.3$Linux_X86_64 LibreOffice_project/420m0$Build-3</meta:generator>
    <meta:document-statistic meta:table-count="1" meta:cell-count="22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13cm" svg:y="0.316cm" chart:style-name="ch2">
          <text:p>Media tempo ricerca soluzione esatta</text:p>
        </chart:title>
        <chart:legend chart:legend-position="end" svg:x="14.233cm" svg:y="3.454cm" style:legend-expansion="high" chart:style-name="ch3"/>
        <chart:plot-area chart:style-name="ch4" table:cell-range-address="Sheet1.L2:Sheet1.L8 Sheet1.K2:Sheet1.K5 Sheet1.A2:Sheet1.A8 Sheet1.A10:Sheet1.A12 Sheet1.A14:Sheet1.A18 Sheet1.A20:Sheet1.A26" chart:data-source-has-labels="both" svg:x="1.331cm" svg:y="1.661cm" svg:width="12.262cm" svg:height="6.178cm">
          <chartooo:coordinate-region svg:x="2.138cm" svg:y="1.86cm" svg:width="11.268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1.L2:Sheet1.L8"/>
            <chart:grid chart:style-name="ch7" chart:class="major"/>
          </chart:axis>
          <chart:axis chart:dimension="y" chart:name="primary-y" chart:style-name="ch5">
            <chart:title svg:x="0.451cm" svg:y="5.376cm" chart:style-name="ch8">
              <text:p>secondi</text:p>
            </chart:title>
            <chart:grid chart:style-name="ch7" chart:class="major"/>
          </chart:axis>
          <chart:series chart:style-name="ch9" chart:values-cell-range-address="Sheet1.A2:Sheet1.A8" chart:label-cell-address="Sheet1.K2:Sheet1.K2" chart:class="chart:line">
            <chart:data-point chart:repeated="7"/>
          </chart:series>
          <chart:series chart:style-name="ch10" chart:values-cell-range-address="Sheet1.A10:Sheet1.A12" chart:label-cell-address="Sheet1.K3:Sheet1.K3" chart:class="chart:line">
            <chart:data-point chart:repeated="3"/>
          </chart:series>
          <chart:series chart:style-name="ch11" chart:values-cell-range-address="Sheet1.A14:Sheet1.A18" chart:label-cell-address="Sheet1.K4:Sheet1.K4" chart:class="chart:line">
            <chart:data-point chart:repeated="5"/>
          </chart:series>
          <chart:series chart:style-name="ch12" chart:values-cell-range-address="Sheet1.A20:Sheet1.A26" chart:label-cell-address="Sheet1.K5:Sheet1.K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0.0793969">
                <text:p>0.0793969</text:p>
                <draw:g>
                  <svg:desc>Sheet1.A2:Sheet1.A8</svg:desc>
                </draw:g>
              </table:table-cell>
              <table:table-cell office:value-type="float" office:value="0.211225">
                <text:p>0.211225</text:p>
                <draw:g>
                  <svg:desc>Sheet1.A10:Sheet1.A12</svg:desc>
                </draw:g>
              </table:table-cell>
              <table:table-cell office:value-type="float" office:value="0.0798222">
                <text:p>0.0798222</text:p>
                <draw:g>
                  <svg:desc>Sheet1.A14:Sheet1.A18</svg:desc>
                </draw:g>
              </table:table-cell>
              <table:table-cell office:value-type="float" office:value="0.0709949">
                <text:p>0.0709949</text:p>
                <draw:g>
                  <svg:desc>Sheet1.A20:Sheet1.A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22144">
                <text:p>0.522144</text:p>
              </table:table-cell>
              <table:table-cell office:value-type="float" office:value="4.45615">
                <text:p>4.45615</text:p>
              </table:table-cell>
              <table:table-cell office:value-type="float" office:value="0.589863">
                <text:p>0.589863</text:p>
              </table:table-cell>
              <table:table-cell office:value-type="float" office:value="0.240249">
                <text:p>0.2402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28862">
                <text:p>2.28862</text:p>
              </table:table-cell>
              <table:table-cell office:value-type="float" office:value="98.6907">
                <text:p>98.6907</text:p>
              </table:table-cell>
              <table:table-cell office:value-type="float" office:value="4.0303">
                <text:p>4.0303</text:p>
              </table:table-cell>
              <table:table-cell office:value-type="float" office:value="1.05043">
                <text:p>1.050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66882">
                <text:p>8.66882</text:p>
              </table:table-cell>
              <table:table-cell office:value-type="float" office:value="NaN">
                <text:p>NaN</text:p>
              </table:table-cell>
              <table:table-cell office:value-type="float" office:value="10.5641">
                <text:p>10.5641</text:p>
              </table:table-cell>
              <table:table-cell office:value-type="float" office:value="2.78046">
                <text:p>2.780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.4141">
                <text:p>19.4141</text:p>
              </table:table-cell>
              <table:table-cell office:value-type="float" office:value="NaN">
                <text:p>NaN</text:p>
              </table:table-cell>
              <table:table-cell office:value-type="float" office:value="42.3352">
                <text:p>42.3352</text:p>
              </table:table-cell>
              <table:table-cell office:value-type="float" office:value="6.07008">
                <text:p>6.070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5.1998">
                <text:p>35.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153">
                <text:p>11.115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8.959">
                <text:p>108.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2864">
                <text:p>30.2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24cm" svg:y="0.316cm" chart:style-name="ch2">
          <text:p>Media funzione obiettivo sol. esatta</text:p>
        </chart:title>
        <chart:legend chart:legend-position="end" svg:x="14.233cm" svg:y="3.454cm" style:legend-expansion="high" chart:style-name="ch3"/>
        <chart:plot-area chart:style-name="ch4" table:cell-range-address="Sheet1.L2:Sheet1.L8 Sheet1.K2:Sheet1.K5 Sheet1.B2:Sheet1.B8 Sheet1.B10:Sheet1.B12 Sheet1.B14:Sheet1.B18 Sheet1.B20:Sheet1.B26" chart:data-source-has-labels="both" svg:x="1.331cm" svg:y="1.661cm" svg:width="12.262cm" svg:height="6.178cm">
          <chartooo:coordinate-region svg:x="2.323cm" svg:y="1.86cm" svg:width="11.083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1.L2:Sheet1.L8"/>
            <chart:grid chart:style-name="ch7" chart:class="major"/>
          </chart:axis>
          <chart:axis chart:dimension="y" chart:name="primary-y" chart:style-name="ch5">
            <chart:title svg:x="0.451cm" svg:y="5.508cm" chart:style-name="ch8">
              <text:p>valore f.o.</text:p>
            </chart:title>
            <chart:grid chart:style-name="ch7" chart:class="major"/>
          </chart:axis>
          <chart:series chart:style-name="ch9" chart:values-cell-range-address="Sheet1.B2:Sheet1.B8" chart:label-cell-address="Sheet1.K2:Sheet1.K2" chart:class="chart:line">
            <chart:data-point chart:repeated="7"/>
          </chart:series>
          <chart:series chart:style-name="ch10" chart:values-cell-range-address="Sheet1.B10:Sheet1.B12" chart:label-cell-address="Sheet1.K3:Sheet1.K3" chart:class="chart:line">
            <chart:data-point chart:repeated="3"/>
          </chart:series>
          <chart:series chart:style-name="ch11" chart:values-cell-range-address="Sheet1.B14:Sheet1.B18" chart:label-cell-address="Sheet1.K4:Sheet1.K4" chart:class="chart:line">
            <chart:data-point chart:repeated="5"/>
          </chart:series>
          <chart:series chart:style-name="ch12" chart:values-cell-range-address="Sheet1.B20:Sheet1.B26" chart:label-cell-address="Sheet1.K5:Sheet1.K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2408.51">
                <text:p>2408.51</text:p>
                <draw:g>
                  <svg:desc>Sheet1.B2:Sheet1.B8</svg:desc>
                </draw:g>
              </table:table-cell>
              <table:table-cell office:value-type="float" office:value="627.702">
                <text:p>627.702</text:p>
                <draw:g>
                  <svg:desc>Sheet1.B10:Sheet1.B12</svg:desc>
                </draw:g>
              </table:table-cell>
              <table:table-cell office:value-type="float" office:value="1997.84">
                <text:p>1997.84</text:p>
                <draw:g>
                  <svg:desc>Sheet1.B14:Sheet1.B18</svg:desc>
                </draw:g>
              </table:table-cell>
              <table:table-cell office:value-type="float" office:value="2380.9">
                <text:p>2380.9</text:p>
                <draw:g>
                  <svg:desc>Sheet1.B20:Sheet1.B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88.78">
                <text:p>3188.78</text:p>
              </table:table-cell>
              <table:table-cell office:value-type="float" office:value="710.702">
                <text:p>710.702</text:p>
              </table:table-cell>
              <table:table-cell office:value-type="float" office:value="2334.68">
                <text:p>2334.68</text:p>
              </table:table-cell>
              <table:table-cell office:value-type="float" office:value="2468.71">
                <text:p>2468.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65.53">
                <text:p>3465.53</text:p>
              </table:table-cell>
              <table:table-cell office:value-type="float" office:value="766.5">
                <text:p>766.5</text:p>
              </table:table-cell>
              <table:table-cell office:value-type="float" office:value="2584.43">
                <text:p>2584.43</text:p>
              </table:table-cell>
              <table:table-cell office:value-type="float" office:value="2483.73">
                <text:p>2483.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63.41">
                <text:p>4063.41</text:p>
              </table:table-cell>
              <table:table-cell office:value-type="float" office:value="NaN">
                <text:p>NaN</text:p>
              </table:table-cell>
              <table:table-cell office:value-type="float" office:value="2873.29">
                <text:p>2873.29</text:p>
              </table:table-cell>
              <table:table-cell office:value-type="float" office:value="2494.18">
                <text:p>2494.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513.28">
                <text:p>4513.28</text:p>
              </table:table-cell>
              <table:table-cell office:value-type="float" office:value="NaN">
                <text:p>NaN</text:p>
              </table:table-cell>
              <table:table-cell office:value-type="float" office:value="3073.36">
                <text:p>3073.36</text:p>
              </table:table-cell>
              <table:table-cell office:value-type="float" office:value="2498.22">
                <text:p>2498.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80.14">
                <text:p>488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9.41">
                <text:p>2499.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343.37">
                <text:p>5343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2.48">
                <text:p>2502.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6cm" chart:style-name="ch2">
          <text:p>Media tempo ricerca con metaeuristica</text:p>
        </chart:title>
        <chart:legend chart:legend-position="end" svg:x="14.233cm" svg:y="3.454cm" style:legend-expansion="high" chart:style-name="ch3"/>
        <chart:plot-area chart:style-name="ch4" table:cell-range-address="Sheet1.L2:Sheet1.L8 Sheet1.K2:Sheet1.K5 Sheet1.C2:Sheet1.C8 Sheet1.C10:Sheet1.C12 Sheet1.C14:Sheet1.C18 Sheet1.C20:Sheet1.C26" chart:data-source-has-labels="both" svg:x="1.331cm" svg:y="1.661cm" svg:width="12.262cm" svg:height="6.178cm">
          <chartooo:coordinate-region svg:x="1.952cm" svg:y="1.86cm" svg:width="11.454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1.L2:Sheet1.L8"/>
            <chart:grid chart:style-name="ch7" chart:class="major"/>
          </chart:axis>
          <chart:axis chart:dimension="y" chart:name="primary-y" chart:style-name="ch5">
            <chart:title svg:x="0.451cm" svg:y="5.376cm" chart:style-name="ch8">
              <text:p>secondi</text:p>
            </chart:title>
            <chart:grid chart:style-name="ch7" chart:class="major"/>
          </chart:axis>
          <chart:series chart:style-name="ch9" chart:values-cell-range-address="Sheet1.C2:Sheet1.C8" chart:label-cell-address="Sheet1.K2:Sheet1.K2" chart:class="chart:line">
            <chart:data-point chart:repeated="7"/>
          </chart:series>
          <chart:series chart:style-name="ch10" chart:values-cell-range-address="Sheet1.C10:Sheet1.C12" chart:label-cell-address="Sheet1.K3:Sheet1.K3" chart:class="chart:line">
            <chart:data-point chart:repeated="3"/>
          </chart:series>
          <chart:series chart:style-name="ch11" chart:values-cell-range-address="Sheet1.C14:Sheet1.C18" chart:label-cell-address="Sheet1.K4:Sheet1.K4" chart:class="chart:line">
            <chart:data-point chart:repeated="5"/>
          </chart:series>
          <chart:series chart:style-name="ch12" chart:values-cell-range-address="Sheet1.C20:Sheet1.C26" chart:label-cell-address="Sheet1.K5:Sheet1.K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0.0240833">
                <text:p>0.0240833</text:p>
                <draw:g>
                  <svg:desc>Sheet1.C2:Sheet1.C8</svg:desc>
                </draw:g>
              </table:table-cell>
              <table:table-cell office:value-type="float" office:value="0.0259165">
                <text:p>0.0259165</text:p>
                <draw:g>
                  <svg:desc>Sheet1.C10:Sheet1.C12</svg:desc>
                </draw:g>
              </table:table-cell>
              <table:table-cell office:value-type="float" office:value="0.0209123">
                <text:p>0.0209123</text:p>
                <draw:g>
                  <svg:desc>Sheet1.C14:Sheet1.C18</svg:desc>
                </draw:g>
              </table:table-cell>
              <table:table-cell office:value-type="float" office:value="0.0173929">
                <text:p>0.0173929</text:p>
                <draw:g>
                  <svg:desc>Sheet1.C20:Sheet1.C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51045">
                <text:p>0.151045</text:p>
              </table:table-cell>
              <table:table-cell office:value-type="float" office:value="0.177285">
                <text:p>0.177285</text:p>
              </table:table-cell>
              <table:table-cell office:value-type="float" office:value="0.131998">
                <text:p>0.131998</text:p>
              </table:table-cell>
              <table:table-cell office:value-type="float" office:value="0.0945264">
                <text:p>0.09452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46024">
                <text:p>0.546024</text:p>
              </table:table-cell>
              <table:table-cell office:value-type="float" office:value="0.678992">
                <text:p>0.678992</text:p>
              </table:table-cell>
              <table:table-cell office:value-type="float" office:value="0.493111">
                <text:p>0.493111</text:p>
              </table:table-cell>
              <table:table-cell office:value-type="float" office:value="0.315655">
                <text:p>0.3156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89189">
                <text:p>2.89189</text:p>
              </table:table-cell>
              <table:table-cell office:value-type="float" office:value="NaN">
                <text:p>NaN</text:p>
              </table:table-cell>
              <table:table-cell office:value-type="float" office:value="3.25747">
                <text:p>3.25747</text:p>
              </table:table-cell>
              <table:table-cell office:value-type="float" office:value="1.6905">
                <text:p>1.69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85443">
                <text:p>6.85443</text:p>
              </table:table-cell>
              <table:table-cell office:value-type="float" office:value="NaN">
                <text:p>NaN</text:p>
              </table:table-cell>
              <table:table-cell office:value-type="float" office:value="5.75706">
                <text:p>5.75706</text:p>
              </table:table-cell>
              <table:table-cell office:value-type="float" office:value="3.84673">
                <text:p>3.8467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.3446">
                <text:p>12.3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4252">
                <text:p>6.5425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2436">
                <text:p>17.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4433">
                <text:p>9.544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97cm" svg:y="0.316cm" chart:style-name="ch2">
          <text:p>Media funzione obiettivo con metaeuristica</text:p>
        </chart:title>
        <chart:legend chart:legend-position="end" svg:x="14.233cm" svg:y="3.454cm" style:legend-expansion="high" chart:style-name="ch3"/>
        <chart:plot-area chart:style-name="ch4" table:cell-range-address="Sheet1.L2:Sheet1.L8 Sheet1.K2:Sheet1.K5 Sheet1.D2:Sheet1.D8 Sheet1.D10:Sheet1.D12 Sheet1.D14:Sheet1.D18 Sheet1.D20:Sheet1.D26" chart:data-source-has-labels="both" svg:x="1.331cm" svg:y="1.661cm" svg:width="12.262cm" svg:height="6.178cm">
          <chartooo:coordinate-region svg:x="2.323cm" svg:y="1.86cm" svg:width="11.083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1.L2:Sheet1.L8"/>
            <chart:grid chart:style-name="ch7" chart:class="major"/>
          </chart:axis>
          <chart:axis chart:dimension="y" chart:name="primary-y" chart:style-name="ch5">
            <chart:title svg:x="0.451cm" svg:y="5.508cm" chart:style-name="ch8">
              <text:p>valore f.o.</text:p>
            </chart:title>
            <chart:grid chart:style-name="ch7" chart:class="major"/>
          </chart:axis>
          <chart:series chart:style-name="ch9" chart:values-cell-range-address="Sheet1.D2:Sheet1.D8" chart:label-cell-address="Sheet1.K2:Sheet1.K2" chart:class="chart:line">
            <chart:data-point chart:repeated="7"/>
          </chart:series>
          <chart:series chart:style-name="ch10" chart:values-cell-range-address="Sheet1.D10:Sheet1.D12" chart:label-cell-address="Sheet1.K3:Sheet1.K3" chart:class="chart:line">
            <chart:data-point chart:repeated="3"/>
          </chart:series>
          <chart:series chart:style-name="ch11" chart:values-cell-range-address="Sheet1.D14:Sheet1.D18" chart:label-cell-address="Sheet1.K4:Sheet1.K4" chart:class="chart:line">
            <chart:data-point chart:repeated="5"/>
          </chart:series>
          <chart:series chart:style-name="ch12" chart:values-cell-range-address="Sheet1.D20:Sheet1.D26" chart:label-cell-address="Sheet1.K5:Sheet1.K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2408.51">
                <text:p>2408.51</text:p>
                <draw:g>
                  <svg:desc>Sheet1.D2:Sheet1.D8</svg:desc>
                </draw:g>
              </table:table-cell>
              <table:table-cell office:value-type="float" office:value="605.951">
                <text:p>605.951</text:p>
                <draw:g>
                  <svg:desc>Sheet1.D10:Sheet1.D12</svg:desc>
                </draw:g>
              </table:table-cell>
              <table:table-cell office:value-type="float" office:value="1997.84">
                <text:p>1997.84</text:p>
                <draw:g>
                  <svg:desc>Sheet1.D14:Sheet1.D18</svg:desc>
                </draw:g>
              </table:table-cell>
              <table:table-cell office:value-type="float" office:value="2380.9">
                <text:p>2380.9</text:p>
                <draw:g>
                  <svg:desc>Sheet1.D20:Sheet1.D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88.78">
                <text:p>3188.78</text:p>
              </table:table-cell>
              <table:table-cell office:value-type="float" office:value="710.702">
                <text:p>710.702</text:p>
              </table:table-cell>
              <table:table-cell office:value-type="float" office:value="2335.94">
                <text:p>2335.94</text:p>
              </table:table-cell>
              <table:table-cell office:value-type="float" office:value="2468.71">
                <text:p>2468.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84.88">
                <text:p>3484.88</text:p>
              </table:table-cell>
              <table:table-cell office:value-type="float" office:value="767.663">
                <text:p>767.663</text:p>
              </table:table-cell>
              <table:table-cell office:value-type="float" office:value="2595.25">
                <text:p>2595.25</text:p>
              </table:table-cell>
              <table:table-cell office:value-type="float" office:value="2483.73">
                <text:p>2483.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75.58">
                <text:p>4075.58</text:p>
              </table:table-cell>
              <table:table-cell office:value-type="float" office:value="NaN">
                <text:p>NaN</text:p>
              </table:table-cell>
              <table:table-cell office:value-type="float" office:value="2875.99">
                <text:p>2875.99</text:p>
              </table:table-cell>
              <table:table-cell office:value-type="float" office:value="2494.18">
                <text:p>2494.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626.4">
                <text:p>4626.4</text:p>
              </table:table-cell>
              <table:table-cell office:value-type="float" office:value="NaN">
                <text:p>NaN</text:p>
              </table:table-cell>
              <table:table-cell office:value-type="float" office:value="3124.48">
                <text:p>3124.48</text:p>
              </table:table-cell>
              <table:table-cell office:value-type="float" office:value="2498.22">
                <text:p>2498.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60.06">
                <text:p>506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0.08">
                <text:p>2500.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602.04">
                <text:p>560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8.02">
                <text:p>2508.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Media popolazioni generate</text:p>
        </chart:title>
        <chart:legend chart:legend-position="end" svg:x="14.233cm" svg:y="3.454cm" style:legend-expansion="high" chart:style-name="ch3"/>
        <chart:plot-area chart:style-name="ch4" table:cell-range-address="Sheet1.L2:Sheet1.L8 Sheet1.K2:Sheet1.K5 Sheet1.E2:Sheet1.E8 Sheet1.E10:Sheet1.E12 Sheet1.E14:Sheet1.E18 Sheet1.E20:Sheet1.E26" chart:data-source-has-labels="both" svg:x="1.331cm" svg:y="1.661cm" svg:width="12.262cm" svg:height="6.178cm">
          <chartooo:coordinate-region svg:x="2.138cm" svg:y="1.861cm" svg:width="11.268cm" svg:height="5.331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1.L2:Sheet1.L8"/>
            <chart:grid chart:style-name="ch7" chart:class="major"/>
          </chart:axis>
          <chart:axis chart:dimension="y" chart:name="primary-y" chart:style-name="ch5">
            <chart:title svg:x="0.451cm" svg:y="5.654cm" chart:style-name="ch8">
              <text:p>popolazioni</text:p>
            </chart:title>
            <chart:grid chart:style-name="ch7" chart:class="major"/>
          </chart:axis>
          <chart:series chart:style-name="ch9" chart:values-cell-range-address="Sheet1.E2:Sheet1.E8" chart:label-cell-address="Sheet1.K2:Sheet1.K2" chart:class="chart:line">
            <chart:data-point chart:repeated="7"/>
          </chart:series>
          <chart:series chart:style-name="ch10" chart:values-cell-range-address="Sheet1.E10:Sheet1.E12" chart:label-cell-address="Sheet1.K3:Sheet1.K3" chart:class="chart:line">
            <chart:data-point chart:repeated="3"/>
          </chart:series>
          <chart:series chart:style-name="ch11" chart:values-cell-range-address="Sheet1.E14:Sheet1.E18" chart:label-cell-address="Sheet1.K4:Sheet1.K4" chart:class="chart:line">
            <chart:data-point chart:repeated="5"/>
          </chart:series>
          <chart:series chart:style-name="ch12" chart:values-cell-range-address="Sheet1.E20:Sheet1.E26" chart:label-cell-address="Sheet1.K5:Sheet1.K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27.3">
                <text:p>27.3</text:p>
                <draw:g>
                  <svg:desc>Sheet1.E2:Sheet1.E8</svg:desc>
                </draw:g>
              </table:table-cell>
              <table:table-cell office:value-type="float" office:value="25.9">
                <text:p>25.9</text:p>
                <draw:g>
                  <svg:desc>Sheet1.E10:Sheet1.E12</svg:desc>
                </draw:g>
              </table:table-cell>
              <table:table-cell office:value-type="float" office:value="23.5">
                <text:p>23.5</text:p>
                <draw:g>
                  <svg:desc>Sheet1.E14:Sheet1.E18</svg:desc>
                </draw:g>
              </table:table-cell>
              <table:table-cell office:value-type="float" office:value="22.8">
                <text:p>22.8</text:p>
                <draw:g>
                  <svg:desc>Sheet1.E20:Sheet1.E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.5">
                <text:p>70.5</text:p>
              </table:table-cell>
              <table:table-cell office:value-type="float" office:value="70.6">
                <text:p>70.6</text:p>
              </table:table-cell>
              <table:table-cell office:value-type="float" office:value="58">
                <text:p>58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8.1">
                <text:p>128.1</text:p>
              </table:table-cell>
              <table:table-cell office:value-type="float" office:value="133.9">
                <text:p>133.9</text:p>
              </table:table-cell>
              <table:table-cell office:value-type="float" office:value="103.5">
                <text:p>103.5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3.8">
                <text:p>143.8</text:p>
              </table:table-cell>
              <table:table-cell office:value-type="float" office:value="NaN">
                <text:p>NaN</text:p>
              </table:table-cell>
              <table:table-cell office:value-type="float" office:value="158.1">
                <text:p>158.1</text:p>
              </table:table-cell>
              <table:table-cell office:value-type="float" office:value="117.7">
                <text:p>117.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2.7">
                <text:p>202.7</text:p>
              </table:table-cell>
              <table:table-cell office:value-type="float" office:value="NaN">
                <text:p>NaN</text:p>
              </table:table-cell>
              <table:table-cell office:value-type="float" office:value="160.8">
                <text:p>160.8</text:p>
              </table:table-cell>
              <table:table-cell office:value-type="float" office:value="162.7">
                <text:p>162.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2.3">
                <text:p>26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70.1">
                <text:p>27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.9">
                <text:p>216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Match funzione obiettivo</text:p>
        </chart:title>
        <chart:subtitle svg:x="6.726cm" svg:y="1.301cm" chart:style-name="ch3">
          <text:p>in percentuale</text:p>
        </chart:subtitle>
        <chart:legend chart:legend-position="end" svg:x="14.233cm" svg:y="3.454cm" style:legend-expansion="high" chart:style-name="ch4"/>
        <chart:plot-area chart:style-name="ch5" table:cell-range-address="Sheet1.L2:Sheet1.L8 Sheet1.K2:Sheet1.K5 Sheet1.F2:Sheet1.F8 Sheet1.F10:Sheet1.F12 Sheet1.F14:Sheet1.F18 Sheet1.F20:Sheet1.F26" chart:data-source-has-labels="both" svg:x="1.331cm" svg:y="2.37cm" svg:width="12.262cm" svg:height="5.469cm">
          <chartooo:coordinate-region svg:x="2.138cm" svg:y="2.569cm" svg:width="11.268cm" svg:height="4.623cm"/>
          <chart:axis chart:dimension="x" chart:name="primary-x" chart:style-name="ch6" chartooo:axis-type="auto">
            <chartooo:date-scale/>
            <chart:title svg:x="7.087cm" svg:y="8.019cm" chart:style-name="ch7">
              <text:p>nodi</text:p>
            </chart:title>
            <chart:categories table:cell-range-address="Sheet1.L2:Sheet1.L8"/>
            <chart:grid chart:style-name="ch8" chart:class="major"/>
          </chart:axis>
          <chart:axis chart:dimension="y" chart:name="primary-y" chart:style-name="ch6">
            <chart:title svg:x="0.451cm" svg:y="5.783cm" chart:style-name="ch9">
              <text:p>% match</text:p>
            </chart:title>
            <chart:grid chart:style-name="ch8" chart:class="major"/>
          </chart:axis>
          <chart:series chart:style-name="ch10" chart:values-cell-range-address="Sheet1.F2:Sheet1.F8" chart:label-cell-address="Sheet1.K2:Sheet1.K2" chart:class="chart:line">
            <chart:data-point chart:repeated="7"/>
          </chart:series>
          <chart:series chart:style-name="ch11" chart:values-cell-range-address="Sheet1.F10:Sheet1.F12" chart:label-cell-address="Sheet1.K3:Sheet1.K3" chart:class="chart:line">
            <chart:data-point chart:repeated="3"/>
          </chart:series>
          <chart:series chart:style-name="ch12" chart:values-cell-range-address="Sheet1.F14:Sheet1.F18" chart:label-cell-address="Sheet1.K4:Sheet1.K4" chart:class="chart:line">
            <chart:data-point chart:repeated="5"/>
          </chart:series>
          <chart:series chart:style-name="ch13" chart:values-cell-range-address="Sheet1.F20:Sheet1.F26" chart:label-cell-address="Sheet1.K5:Sheet1.K5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100">
                <text:p>100</text:p>
                <draw:g>
                  <svg:desc>Sheet1.F2:Sheet1.F8</svg:desc>
                </draw:g>
              </table:table-cell>
              <table:table-cell office:value-type="float" office:value="90">
                <text:p>90</text:p>
                <draw:g>
                  <svg:desc>Sheet1.F10:Sheet1.F12</svg:desc>
                </draw:g>
              </table:table-cell>
              <table:table-cell office:value-type="float" office:value="100">
                <text:p>100</text:p>
                <draw:g>
                  <svg:desc>Sheet1.F14:Sheet1.F18</svg:desc>
                </draw:g>
              </table:table-cell>
              <table:table-cell office:value-type="float" office:value="100">
                <text:p>100</text:p>
                <draw:g>
                  <svg:desc>Sheet1.F20:Sheet1.F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32cm" svg:y="0.316cm" chart:style-name="ch2">
          <text:p>Eccesso funzione obiettivo con metaeuristica</text:p>
        </chart:title>
        <chart:subtitle svg:x="5.681cm" svg:y="1.301cm" chart:style-name="ch3">
          <text:p>rispetto a soluzione esatta</text:p>
        </chart:subtitle>
        <chart:legend chart:legend-position="end" svg:x="14.233cm" svg:y="3.454cm" style:legend-expansion="high" chart:style-name="ch4"/>
        <chart:plot-area chart:style-name="ch5" table:cell-range-address="Sheet1.L2:Sheet1.L8 Sheet1.K2:Sheet1.K5 Sheet1.G2:Sheet1.G8 Sheet1.G10:Sheet1.G12 Sheet1.G14:Sheet1.G18 Sheet1.G20:Sheet1.G26" chart:data-source-has-labels="both" svg:x="1.331cm" svg:y="2.37cm" svg:width="12.262cm" svg:height="5.469cm">
          <chartooo:coordinate-region svg:x="1.873cm" svg:y="2.569cm" svg:width="11.533cm" svg:height="5.071cm"/>
          <chart:axis chart:dimension="x" chart:name="primary-x" chart:style-name="ch6" chartooo:axis-type="auto">
            <chartooo:date-scale/>
            <chart:title svg:x="7.087cm" svg:y="8.019cm" chart:style-name="ch7">
              <text:p>nodi</text:p>
            </chart:title>
            <chart:categories table:cell-range-address="Sheet1.L2:Sheet1.L8"/>
            <chart:grid chart:style-name="ch8" chart:class="major"/>
          </chart:axis>
          <chart:axis chart:dimension="y" chart:name="primary-y" chart:style-name="ch6">
            <chart:title svg:x="0.451cm" svg:y="5.942cm" chart:style-name="ch9">
              <text:p>% eccesso</text:p>
            </chart:title>
            <chart:grid chart:style-name="ch8" chart:class="major"/>
          </chart:axis>
          <chart:series chart:style-name="ch10" chart:values-cell-range-address="Sheet1.G2:Sheet1.G8" chart:label-cell-address="Sheet1.K2:Sheet1.K2" chart:class="chart:line">
            <chart:data-point chart:repeated="7"/>
          </chart:series>
          <chart:series chart:style-name="ch11" chart:values-cell-range-address="Sheet1.G10:Sheet1.G12" chart:label-cell-address="Sheet1.K3:Sheet1.K3" chart:class="chart:line">
            <chart:data-point chart:repeated="3"/>
          </chart:series>
          <chart:series chart:style-name="ch12" chart:values-cell-range-address="Sheet1.G14:Sheet1.G18" chart:label-cell-address="Sheet1.K4:Sheet1.K4" chart:class="chart:line">
            <chart:data-point chart:repeated="5"/>
          </chart:series>
          <chart:series chart:style-name="ch13" chart:values-cell-range-address="Sheet1.G20:Sheet1.G26" chart:label-cell-address="Sheet1.K5:Sheet1.K5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0">
                <text:p>0</text:p>
                <draw:g>
                  <svg:desc>Sheet1.G2:Sheet1.G8</svg:desc>
                </draw:g>
              </table:table-cell>
              <table:table-cell office:value-type="float" office:value="-0.0000000000000346532">
                <text:p>-0.0000000000000346532</text:p>
                <draw:g>
                  <svg:desc>Sheet1.G10:Sheet1.G12</svg:desc>
                </draw:g>
              </table:table-cell>
              <table:table-cell office:value-type="float" office:value="-0.0000000000000341429">
                <text:p>-0.0000000000000341429</text:p>
                <draw:g>
                  <svg:desc>Sheet1.G14:Sheet1.G18</svg:desc>
                </draw:g>
              </table:table-cell>
              <table:table-cell office:value-type="float" office:value="0.00000000000257847">
                <text:p>0.00000000000257847</text:p>
                <draw:g>
                  <svg:desc>Sheet1.G20:Sheet1.G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000000156869">
                <text:p>0.000000000000156869</text:p>
              </table:table-cell>
              <table:table-cell office:value-type="float" office:value="0.0000000000000319928">
                <text:p>0.0000000000000319928</text:p>
              </table:table-cell>
              <table:table-cell office:value-type="float" office:value="0.0538679">
                <text:p>0.0538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58278">
                <text:p>0.558278</text:p>
              </table:table-cell>
              <table:table-cell office:value-type="float" office:value="0.151761">
                <text:p>0.151761</text:p>
              </table:table-cell>
              <table:table-cell office:value-type="float" office:value="0.418819">
                <text:p>0.418819</text:p>
              </table:table-cell>
              <table:table-cell office:value-type="float" office:value="-0.000000000000036618">
                <text:p>-0.0000000000000366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99295">
                <text:p>0.299295</text:p>
              </table:table-cell>
              <table:table-cell office:value-type="float" office:value="NaN">
                <text:p>NaN</text:p>
              </table:table-cell>
              <table:table-cell office:value-type="float" office:value="0.094127">
                <text:p>0.094127</text:p>
              </table:table-cell>
              <table:table-cell office:value-type="float" office:value="-0.0000000000000364646">
                <text:p>-0.00000000000003646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50629">
                <text:p>2.50629</text:p>
              </table:table-cell>
              <table:table-cell office:value-type="float" office:value="NaN">
                <text:p>NaN</text:p>
              </table:table-cell>
              <table:table-cell office:value-type="float" office:value="1.66347">
                <text:p>1.66347</text:p>
              </table:table-cell>
              <table:table-cell office:value-type="float" office:value="-0.0000000000000546087">
                <text:p>-0.00000000000005460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68671">
                <text:p>3.68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5498">
                <text:p>0.02654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84107">
                <text:p>4.8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1466">
                <text:p>0.2214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94cm" svg:y="0.316cm" chart:style-name="ch2">
          <text:p>Deviazione standard tempi di ricerca sol. esatta</text:p>
        </chart:title>
        <chart:legend chart:legend-position="end" svg:x="14.233cm" svg:y="3.454cm" style:legend-expansion="high" chart:style-name="ch3"/>
        <chart:plot-area chart:style-name="ch4" table:cell-range-address="Sheet1.L2:Sheet1.L8 Sheet1.K2:Sheet1.K5 Sheet1.H2:Sheet1.H8 Sheet1.H10:Sheet1.H12 Sheet1.H14:Sheet1.H18 Sheet1.H20:Sheet1.H26" chart:data-source-has-labels="both" svg:x="1.331cm" svg:y="1.661cm" svg:width="12.262cm" svg:height="6.178cm">
          <chartooo:coordinate-region svg:x="2.138cm" svg:y="1.86cm" svg:width="11.268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1.L2:Sheet1.L8"/>
            <chart:grid chart:style-name="ch7" chart:class="major"/>
          </chart:axis>
          <chart:axis chart:dimension="y" chart:name="primary-y" chart:style-name="ch5">
            <chart:title svg:x="0.451cm" svg:y="5.376cm" chart:style-name="ch8">
              <text:p>secondi</text:p>
            </chart:title>
            <chart:grid chart:style-name="ch7" chart:class="major"/>
          </chart:axis>
          <chart:series chart:style-name="ch9" chart:values-cell-range-address="Sheet1.H2:Sheet1.H8" chart:label-cell-address="Sheet1.K2:Sheet1.K2" chart:class="chart:line">
            <chart:data-point chart:repeated="7"/>
          </chart:series>
          <chart:series chart:style-name="ch10" chart:values-cell-range-address="Sheet1.H10:Sheet1.H12" chart:label-cell-address="Sheet1.K3:Sheet1.K3" chart:class="chart:line">
            <chart:data-point chart:repeated="3"/>
          </chart:series>
          <chart:series chart:style-name="ch11" chart:values-cell-range-address="Sheet1.H14:Sheet1.H18" chart:label-cell-address="Sheet1.K4:Sheet1.K4" chart:class="chart:line">
            <chart:data-point chart:repeated="5"/>
          </chart:series>
          <chart:series chart:style-name="ch12" chart:values-cell-range-address="Sheet1.H20:Sheet1.H26" chart:label-cell-address="Sheet1.K5:Sheet1.K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0.0280534">
                <text:p>0.0280534</text:p>
                <draw:g>
                  <svg:desc>Sheet1.H2:Sheet1.H8</svg:desc>
                </draw:g>
              </table:table-cell>
              <table:table-cell office:value-type="float" office:value="0.0961284">
                <text:p>0.0961284</text:p>
                <draw:g>
                  <svg:desc>Sheet1.H10:Sheet1.H12</svg:desc>
                </draw:g>
              </table:table-cell>
              <table:table-cell office:value-type="float" office:value="0.024407">
                <text:p>0.024407</text:p>
                <draw:g>
                  <svg:desc>Sheet1.H14:Sheet1.H18</svg:desc>
                </draw:g>
              </table:table-cell>
              <table:table-cell office:value-type="float" office:value="0.0335898">
                <text:p>0.0335898</text:p>
                <draw:g>
                  <svg:desc>Sheet1.H20:Sheet1.H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19967">
                <text:p>0.219967</text:p>
              </table:table-cell>
              <table:table-cell office:value-type="float" office:value="2.32324">
                <text:p>2.32324</text:p>
              </table:table-cell>
              <table:table-cell office:value-type="float" office:value="0.168898">
                <text:p>0.168898</text:p>
              </table:table-cell>
              <table:table-cell office:value-type="float" office:value="0.0946507">
                <text:p>0.09465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02528">
                <text:p>0.902528</text:p>
              </table:table-cell>
              <table:table-cell office:value-type="float" office:value="97.7338">
                <text:p>97.7338</text:p>
              </table:table-cell>
              <table:table-cell office:value-type="float" office:value="1.03105">
                <text:p>1.03105</text:p>
              </table:table-cell>
              <table:table-cell office:value-type="float" office:value="0.955996">
                <text:p>0.9559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34733">
                <text:p>3.34733</text:p>
              </table:table-cell>
              <table:table-cell office:value-type="float" office:value="NaN">
                <text:p>NaN</text:p>
              </table:table-cell>
              <table:table-cell office:value-type="float" office:value="3.04801">
                <text:p>3.04801</text:p>
              </table:table-cell>
              <table:table-cell office:value-type="float" office:value="1.3888">
                <text:p>1.38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41429">
                <text:p>6.41429</text:p>
              </table:table-cell>
              <table:table-cell office:value-type="float" office:value="NaN">
                <text:p>NaN</text:p>
              </table:table-cell>
              <table:table-cell office:value-type="float" office:value="21.5724">
                <text:p>21.5724</text:p>
              </table:table-cell>
              <table:table-cell office:value-type="float" office:value="2.58975">
                <text:p>2.589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.24864">
                <text:p>5.24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3052">
                <text:p>6.7305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1.8955">
                <text:p>41.8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7805">
                <text:p>24.780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66cm" svg:y="0.316cm" chart:style-name="ch2">
          <text:p>Deviazione standard tempi di ricerca con metaeuristica</text:p>
        </chart:title>
        <chart:legend chart:legend-position="end" svg:x="14.233cm" svg:y="3.454cm" style:legend-expansion="high" chart:style-name="ch3"/>
        <chart:plot-area chart:style-name="ch4" table:cell-range-address="Sheet1.L2:Sheet1.L8 Sheet1.K2:Sheet1.K5 Sheet1.I2:Sheet1.I8 Sheet1.I10:Sheet1.I12 Sheet1.I14:Sheet1.I18 Sheet1.I20:Sheet1.I26" chart:data-source-has-labels="both" svg:x="1.331cm" svg:y="1.661cm" svg:width="12.262cm" svg:height="6.178cm">
          <chartooo:coordinate-region svg:x="1.767cm" svg:y="1.86cm" svg:width="11.64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1.L2:Sheet1.L8"/>
            <chart:grid chart:style-name="ch7" chart:class="major"/>
          </chart:axis>
          <chart:axis chart:dimension="y" chart:name="primary-y" chart:style-name="ch5">
            <chart:title svg:x="0.451cm" svg:y="5.376cm" chart:style-name="ch8">
              <text:p>secondi</text:p>
            </chart:title>
            <chart:grid chart:style-name="ch7" chart:class="major"/>
          </chart:axis>
          <chart:series chart:style-name="ch9" chart:values-cell-range-address="Sheet1.I2:Sheet1.I8" chart:label-cell-address="Sheet1.K2:Sheet1.K2" chart:class="chart:line">
            <chart:data-point chart:repeated="7"/>
          </chart:series>
          <chart:series chart:style-name="ch10" chart:values-cell-range-address="Sheet1.I10:Sheet1.I12" chart:label-cell-address="Sheet1.K3:Sheet1.K3" chart:class="chart:line">
            <chart:data-point chart:repeated="3"/>
          </chart:series>
          <chart:series chart:style-name="ch11" chart:values-cell-range-address="Sheet1.I14:Sheet1.I18" chart:label-cell-address="Sheet1.K4:Sheet1.K4" chart:class="chart:line">
            <chart:data-point chart:repeated="5"/>
          </chart:series>
          <chart:series chart:style-name="ch12" chart:values-cell-range-address="Sheet1.I20:Sheet1.I26" chart:label-cell-address="Sheet1.K5:Sheet1.K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0.00641279">
                <text:p>0.00641279</text:p>
                <draw:g>
                  <svg:desc>Sheet1.I2:Sheet1.I8</svg:desc>
                </draw:g>
              </table:table-cell>
              <table:table-cell office:value-type="float" office:value="0.00639749">
                <text:p>0.00639749</text:p>
                <draw:g>
                  <svg:desc>Sheet1.I10:Sheet1.I12</svg:desc>
                </draw:g>
              </table:table-cell>
              <table:table-cell office:value-type="float" office:value="0.00215464">
                <text:p>0.00215464</text:p>
                <draw:g>
                  <svg:desc>Sheet1.I14:Sheet1.I18</svg:desc>
                </draw:g>
              </table:table-cell>
              <table:table-cell office:value-type="float" office:value="0.00240233">
                <text:p>0.00240233</text:p>
                <draw:g>
                  <svg:desc>Sheet1.I20:Sheet1.I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8675">
                <text:p>0.028675</text:p>
              </table:table-cell>
              <table:table-cell office:value-type="float" office:value="0.0501355">
                <text:p>0.0501355</text:p>
              </table:table-cell>
              <table:table-cell office:value-type="float" office:value="0.0223585">
                <text:p>0.0223585</text:p>
              </table:table-cell>
              <table:table-cell office:value-type="float" office:value="0.0107767">
                <text:p>0.01077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756">
                <text:p>0.1756</text:p>
              </table:table-cell>
              <table:table-cell office:value-type="float" office:value="0.152952">
                <text:p>0.152952</text:p>
              </table:table-cell>
              <table:table-cell office:value-type="float" office:value="0.0778136">
                <text:p>0.0778136</text:p>
              </table:table-cell>
              <table:table-cell office:value-type="float" office:value="0.0334976">
                <text:p>0.03349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24077">
                <text:p>0.824077</text:p>
              </table:table-cell>
              <table:table-cell office:value-type="float" office:value="NaN">
                <text:p>NaN</text:p>
              </table:table-cell>
              <table:table-cell office:value-type="float" office:value="0.81612">
                <text:p>0.81612</text:p>
              </table:table-cell>
              <table:table-cell office:value-type="float" office:value="0.280191">
                <text:p>0.2801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88871">
                <text:p>1.88871</text:p>
              </table:table-cell>
              <table:table-cell office:value-type="float" office:value="NaN">
                <text:p>NaN</text:p>
              </table:table-cell>
              <table:table-cell office:value-type="float" office:value="1.37947">
                <text:p>1.37947</text:p>
              </table:table-cell>
              <table:table-cell office:value-type="float" office:value="1.16388">
                <text:p>1.163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8455">
                <text:p>3.8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555">
                <text:p>1.0855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.08255">
                <text:p>5.08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5316">
                <text:p>2.453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